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size="28pt" officeooo:rsid="005d3336" officeooo:paragraph-rsid="005d3336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fo:font-size="15pt" officeooo:rsid="001e6acb" officeooo:paragraph-rsid="003ff5eb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22pt" officeooo:rsid="000f64a9" officeooo:paragraph-rsid="001e6acb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22pt" officeooo:rsid="005d3336" officeooo:paragraph-rsid="005d3336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fo:font-size="22pt" officeooo:rsid="005967ea" officeooo:paragraph-rsid="005967ea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fo:font-size="11pt" officeooo:rsid="001e6acb" officeooo:paragraph-rsid="001e6acb" style:font-size-asian="11pt" style:font-size-complex="11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use-window-font-color="true" loext:opacity="0%" fo:font-size="11pt" officeooo:rsid="005d3336" style:font-size-asian="11pt" style:font-size-complex="11pt"/>
    </style:style>
    <style:style style:name="T3" style:family="text">
      <style:text-properties style:use-window-font-color="true" loext:opacity="0%" fo:font-size="11pt" officeooo:rsid="002a372d" style:font-size-asian="11pt" style:font-size-complex="11pt"/>
    </style:style>
    <style:style style:name="T4" style:family="text">
      <style:text-properties style:use-window-font-color="true" loext:opacity="0%" fo:font-size="11pt" officeooo:rsid="004088c2" style:font-size-asian="11pt" style:font-size-complex="11pt"/>
    </style:style>
    <style:style style:name="T5" style:family="text">
      <style:text-properties style:use-window-font-color="true" loext:opacity="0%" fo:font-size="28pt" style:text-underline-style="solid" style:text-underline-width="auto" style:text-underline-color="font-color" officeooo:rsid="005c28c7" style:font-size-asian="28pt" style:font-size-complex="28pt"/>
    </style:style>
    <style:style style:name="T6" style:family="text">
      <style:text-properties style:use-window-font-color="true" loext:opacity="0%" fo:font-size="28pt" style:text-underline-style="solid" style:text-underline-width="auto" style:text-underline-color="font-color" style:font-size-asian="28pt" style:font-size-complex="28pt"/>
    </style:style>
    <style:style style:name="T7" style:family="text">
      <style:text-properties style:use-window-font-color="true" loext:opacity="0%" fo:font-size="11pt" officeooo:rsid="005c28c7" style:font-size-asian="11pt" style:font-size-complex="11pt"/>
    </style:style>
    <style:style style:name="T8" style:family="text">
      <style:text-properties style:use-window-font-color="true" loext:opacity="0%" fo:font-size="11pt" style:font-size-asian="11pt" style:font-size-complex="11pt"/>
    </style:style>
    <style:style style:name="T9" style:family="text">
      <style:text-properties officeooo:rsid="00577493"/>
    </style:style>
    <style:style style:name="T10" style:family="text">
      <style:text-properties officeooo:rsid="0040f0e0"/>
    </style:style>
    <style:style style:name="T11" style:family="text">
      <style:text-properties officeooo:rsid="00344a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P EliteBook x360 1040 G6</text:span></text:p>
      <text:p text:style-name="P2">Battery ✅</text:p>
      <text:p text:style-name="P3"><text:span text:style-name="T2">6</text:span><text:span text:style-name="T3">GB </text:span><text:span text:style-name="T4">RAM</text:span></text:p>
      <text:p text:style-name="P4"><text:span text:style-name="T5">i</text:span><text:span text:style-name="T6">7- 8665U</text:span></text:p>
      <text:p text:style-name="P5"><text:span text:style-name="T7">1</text:span><text:span text:style-name="T8">.</text:span><text:span text:style-name="T7">9</text:span><text:span text:style-name="T8"> GHz</text:span></text:p>
      <text:p text:style-name="P6">Bios <text:span text:style-name="T9">Unl</text:span><text:span text:style-name="T10">o</text:span><text:span text:style-name="T11">cked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1.7402in" style:num-format="1" style:print-orientation="landscape" fo:margin-top="0in" fo:margin-bottom="0in" fo:margin-left="0in" fo:margin-right="0in" fo:border="0.06pt solid #000000" fo:padding-top="0.1in" fo:padding-bottom="0in" fo:padding-left="0.1in" fo:padding-right="0.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20:30.511714600</meta:creation-date>
    <meta:print-date>2025-10-29T16:22:42.209089700</meta:print-date>
    <dc:date>2025-11-04T09:50:05.717751000</dc:date>
    <meta:editing-duration>P12DT15H21M26S</meta:editing-duration>
    <meta:editing-cycles>10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6" meta:word-count="15" meta:character-count="70" meta:non-whitespace-character-count="61"/>
  </office:meta>
</office:document-meta>
</file>